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306fc" officeooo:paragraph-rsid="000306fc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4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normal" style:font-weight-asian="normal" style:font-name-complex="Lohit Devanagari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4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normal" style:font-weight-asian="normal" style:font-name-complex="Lohit Devanagari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4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normal" style:font-weight-asian="normal" style:font-name-complex="Lohit Devanagari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4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normal" style:font-weight-asian="normal" style:font-name-complex="Lohit Devanagari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4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normal" style:font-weight-asian="normal" style:font-name-complex="Lohit Devanagari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0pt" style:language-asian="zh" style:country-asian="CN" style:font-style-asian="normal" style:font-weight-asian="normal" style:font-name-complex="Lohit Devanagari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color="#000000" draw:fill-color="#ffffff" draw:textarea-horizontal-align="justify" draw:textarea-vertical-align="top" draw:auto-grow-height="false" fo:min-height="8.52cm" fo:min-width="8.9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fill-color="#ffffff" draw:textarea-horizontal-align="justify" draw:textarea-vertical-align="top" draw:auto-grow-height="false" fo:min-height="8.52cm" fo:min-width="8.9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-color="#ffffff" draw:textarea-horizontal-align="justify" draw:textarea-vertical-align="top" draw:auto-grow-height="false" fo:min-height="8.599cm" fo:min-width="9.6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fill-color="#ffffff" draw:textarea-horizontal-align="justify" draw:textarea-vertical-align="top" draw:auto-grow-height="false" fo:min-height="8.52cm" fo:min-width="8.9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4" draw:text-style-name="P4" svg:width="8.917cm" svg:height="8.52cm" svg:x="-0.76cm" svg:y="-0.887cm"><text:p text:style-name="P2"><text:span text:style-name="T1">Ishan Arya</text:span></text:p><text:p text:style-name="P3"><text:span text:style-name="T1"/></text:p><text:p text:style-name="P3"><text:span text:style-name="T2">1. Web App Front end</text:span></text:p><text:p text:style-name="P3"><text:span text:style-name="T2">2. character to QR vice versa.</text:span></text:p><text:p text:style-name="P3"><text:span text:style-name="T2">3.Data base connection </text:span></text:p><text:p text:style-name="P3"><text:span text:style-name="T2">Using python</text:span></text:p><draw:enhanced-geometry svg:viewBox="0 0 21600 21600" draw:type="rectangle" draw:enhanced-path="M 0 0 L 21600 0 21600 21600 0 21600 0 0 Z N"/></draw:custom-shape><draw:custom-shape text:anchor-type="paragraph" draw:z-index="1" draw:name="Shape 3" draw:style-name="gr3" draw:text-style-name="P4" svg:width="9.658cm" svg:height="8.6cm" svg:x="8.924cm" svg:y="-0.967cm"><text:p text:style-name="P5"><text:span text:style-name="T1">Sourav Ghosh</text:span></text:p><text:p text:style-name="P6"><text:span text:style-name="T2"/></text:p><text:p text:style-name="P7"><text:span text:style-name="T2">1.Table for mysql database user</text:span></text:p><text:p text:style-name="P7"><text:span text:style-name="T2">side and admin side.</text:span></text:p><text:p text:style-name="P7"><text:span text:style-name="T2">2.MQTT ,TCP/IP protocols</text:span></text:p><text:p text:style-name="P7"><text:span text:style-name="T2">3.explore more protocols for our </text:span></text:p><text:p text:style-name="P7"><text:span text:style-name="T2">Project. </text:span></text:p><draw:enhanced-geometry svg:viewBox="0 0 21600 21600" draw:type="rectangle" draw:enhanced-path="M 0 0 L 21600 0 21600 21600 0 21600 0 0 Z N"/></draw:custom-shape><draw:custom-shape text:anchor-type="paragraph" draw:z-index="2" draw:name="Shape 4" draw:style-name="gr2" draw:text-style-name="P4" svg:width="8.917cm" svg:height="8.52cm" svg:x="-1.157cm" svg:y="12.977cm"><text:p text:style-name="P2"><text:span text:style-name="T1">Md. Sayeed</text:span></text:p><text:p text:style-name="P3"><text:span text:style-name="T2"/></text:p><text:p text:style-name="P3"><text:span text:style-name="T2">1.Gathering knowledge about </text:span></text:p><text:p text:style-name="P3"><text:span text:style-name="T2">Stm32 board how it is best</text:span></text:p><text:p text:style-name="P3"><text:span text:style-name="T2">suit for our project.</text:span></text:p><text:p text:style-name="P3"><text:span text:style-name="T2">2.connection of nodemcu and </text:span></text:p><text:p text:style-name="P3"><text:span text:style-name="T2">Stm32.</text:span></text:p><text:p text:style-name="P3"><text:span text:style-name="T2">3.Read and find QR Code</text:span></text:p><text:p text:style-name="P3"><text:span text:style-name="T2">Scanner compitable for our </text:span></text:p><text:p text:style-name="P3"><text:span text:style-name="T2">project.</text:span></text:p><text:p text:style-name="P3"><text:span text:style-name="T2"/></text:p><draw:enhanced-geometry svg:viewBox="0 0 21600 21600" draw:type="rectangle" draw:enhanced-path="M 0 0 L 21600 0 21600 21600 0 21600 0 0 Z N"/></draw:custom-shape><draw:custom-shape text:anchor-type="paragraph" draw:z-index="3" draw:name="Shape 2" draw:style-name="gr1" draw:text-style-name="P4" svg:width="8.917cm" svg:height="8.52cm" svg:x="9.373cm" svg:y="13.03cm"><text:p text:style-name="P2"><text:span text:style-name="T1">Altamash Pathan</text:span></text:p><text:p text:style-name="P3"><text:span text:style-name="T1"/></text:p><text:p text:style-name="P3"><text:span text:style-name="T2">1.Read about IR,Ultrasonic,</text:span></text:p><text:p text:style-name="P3"><text:span text:style-name="T2">LM35 temperature sensor and </text:span></text:p><text:p text:style-name="P3"><text:span text:style-name="T2">Smoke detector.</text:span></text:p><text:p text:style-name="P3"><text:span text:style-name="T2">2.Make proper datasheet for </text:span></text:p><text:p text:style-name="P3"><text:span text:style-name="T2">Every sensor and also for other </text:span></text:p><text:p text:style-name="P3"><text:span text:style-name="T2">Components which are used.</text:span></text:p><text:p text:style-name="P3"><text:span text:style-name="T2">3.Make a budget of our project</text:span></text:p><text:p text:style-name="P3"><text:span text:style-name="T2"><text:s/></text:span></text:p><draw:enhanced-geometry svg:viewBox="0 0 21600 21600" draw:type="rectangle" draw:enhanced-path="M 0 0 L 21600 0 21600 21600 0 21600 0 0 Z N"/></draw:custom-shape>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2:55:07.870304421</meta:creation-date>
    <dc:date>2023-11-20T23:56:38.638181515</dc:date>
    <meta:editing-duration>PT9M48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3.7.2$Linux_X86_64 LibreOffice_project/30$Build-2</meta:generator>
  </office:meta>
</office:document-meta>
</file>